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460000027130F77E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35cm" fo:min-width="18.401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27.999cm" svg:height="12.961cm" svg:x="-0.003cm" svg:y="1.24cm">
          <draw:image xlink:href="Pictures/10000201000005460000027130F77E46.png" xlink:type="simple" xlink:show="embed" xlink:actuate="onLoad">
            <text:p/>
          </draw:image>
        </draw:frame>
        <draw:custom-shape draw:style-name="gr2" draw:text-style-name="P2" draw:layer="layout" svg:width="21.6cm" svg:height="3.2cm" svg:x="3.2cm" svg:y="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7.999cm" svg:height="12.961cm" svg:x="-0.003cm" svg:y="1.24cm">
          <draw:image xlink:href="Pictures/10000201000005460000027130F77E46.png" xlink:type="simple" xlink:show="embed" xlink:actuate="onLoad">
            <text:p/>
          </draw:image>
        </draw:frame>
        <draw:custom-shape draw:style-name="gr2" draw:text-style-name="P2" draw:layer="layout" svg:width="21.6cm" svg:height="3.2cm" svg:x="3.2cm" svg:y="16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Pfeiffer</meta:initial-creator>
    <meta:creation-date>2015-08-19T18:04:22.503000000</meta:creation-date>
    <dc:date>2015-08-19T18:05:59.824000000</dc:date>
    <dc:creator>Stefan Pfeiffer</dc:creator>
    <meta:editing-duration>PT1M37S</meta:editing-duration>
    <meta:editing-cycles>1</meta:editing-cycles>
    <meta:document-statistic meta:object-count="29"/>
    <meta:generator>LibreOffice/5.0.0.5$Windows_x86 LibreOffice_project/1b1a90865e348b492231e1c451437d7a15bb262b</meta:generator>
  </office:meta>
</office:document-meta>
</file>